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0.785398163397448) translate (5.362cm 14.402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5.80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5cm" svg:height="1.991cm" draw:transform="rotate (0.785398163397448) translate (5.362cm 18.4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9.908cm)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9:56.862639885</dc:date>
    <meta:editing-duration>PT1M52S</meta:editing-duration>
    <meta:editing-cycles>6</meta:editing-cycles>
    <meta:generator>LibreOffice/4.2.8.2$Linux_x86 LibreOffice_project/420m0$Build-2</meta:generator>
    <meta:document-statistic meta:object-count="6"/>
  </office:meta>
</office:document-meta>
</file>